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7421" officeooo:paragraph-rsid="00137421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b2e6" officeooo:paragraph-rsid="0013b2e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3b2e6" officeooo:paragraph-rsid="0013b2e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44036" officeooo:paragraph-rsid="00144036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acff" officeooo:paragraph-rsid="0015acff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601c3" officeooo:paragraph-rsid="0015acff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72411" officeooo:paragraph-rsid="00172411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137421" officeooo:paragraph-rsid="00137421" style:font-size-asian="14pt" style:font-weight-asian="normal" style:font-size-complex="16pt" style:font-weight-complex="normal"/>
    </style:style>
    <style:style style:name="T1" style:family="text">
      <style:text-properties officeooo:rsid="0017b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okumentacija Development</text:p>
      <text:p text:style-name="P8"/>
      <text:p text:style-name="P7">Link za slanje email preko dotnet - https://mailtrap.io/blog/asp-net-core-send-email/</text:p>
      <text:p text:style-name="P1"/>
      <text:p text:style-name="P2">Url:</text:p>
      <text:p text:style-name="P3"/>
      <text:p text:style-name="P4">Url backenda su: <text:line-break/><text:tab/>- “api/owner/[controller]/[method]”,</text:p>
      <text:p text:style-name="P4"><text:tab/>- “api/employee/[controller]/[method]/”,</text:p>
      <text:p text:style-name="P4"><text:tab/>- “api/[controller]/[method]”</text:p>
      <text:p text:style-name="P4"/>
      <text:p text:style-name="P4"/>
      <text:p text:style-name="P5">Owner urls:</text:p>
      <text:p text:style-name="P5"><text:tab/>Get:</text:p>
      <text:p text:style-name="P5"><text:tab/><text:tab/>Restaurant:</text:p>
      <text:p text:style-name="P5"><text:tab/><text:tab/><text:tab/>api/owner/Restaurant/get-restaurants</text:p>
      <text:p text:style-name="P5"><text:tab/><text:tab/><text:tab/>api/owner/Restaurant/get-restaurant-details/:id</text:p>
      <text:p text:style-name="P5"><text:tab/><text:tab/><text:tab/>api/owner/Restaurant/get-restaurant-edit/:id</text:p>
      <text:p text:style-name="P5"><text:tab/><text:tab/><text:tab/>api/owner/Restaurant/get-restaurant<text:span text:style-name="T1">s</text:span>-for-select</text:p>
      <text:p text:style-name="P5"><text:tab/><text:tab/>Table:</text:p>
      <text:p text:style-name="P5"><text:tab/><text:tab/><text:tab/>api/owner/Table/get-tables</text:p>
      <text:p text:style-name="P5"><text:tab/><text:tab/>Menu</text:p>
      <text:p text:style-name="P5"><text:tab/><text:tab/><text:tab/>api/owner/Menu/get-menus</text:p>
      <text:p text:style-name="P5"><text:tab/><text:tab/><text:tab/>api/owner/Menu/get-menu-details/:id</text:p>
      <text:p text:style-name="P5"><text:tab/><text:tab/><text:tab/>api/owner/Menu/get-menu-edit/:id</text:p>
      <text:p text:style-name="P5"><text:tab/><text:tab/><text:tab/>api/owner/Menu/get-menu-item-details/:id</text:p>
      <text:p text:style-name="P5"><text:tab/><text:tab/><text:tab/>api/owner/Menu/get-menu-item-edit/:id</text:p>
      <text:p text:style-name="P5"><text:tab/><text:tab/>Employee</text:p>
      <text:p text:style-name="P5"><text:tab/><text:tab/><text:tab/>api/owner/Employee/get-employees</text:p>
      <text:p text:style-name="P5"><text:tab/><text:tab/><text:tab/>api/owner/Employee/get-employee-details/:id</text:p>
      <text:p text:style-name="P5"><text:tab/><text:tab/><text:tab/>api/owner/Employee/get-employee-edit/:id</text:p>
      <text:p text:style-name="P5"><text:tab/><text:tab/>Order</text:p>
      <text:p text:style-name="P5"><text:tab/><text:tab/><text:tab/>api/owner/Order/get-orders</text:p>
      <text:p text:style-name="P5"><text:tab/><text:tab/><text:tab/>api/owner/Order/get-orders-history</text:p>
      <text:p text:style-name="P5"><text:tab/><text:tab/>Notification</text:p>
      <text:p text:style-name="P5"><text:tab/><text:tab/><text:tab/>api/owner/Notification/get-notifications</text:p>
      <text:p text:style-name="P5"><text:tab/><text:tab/><text:tab/>api/owner/Notification/get-notifications-for-menu</text:p>
      <text:p text:style-name="P5"><text:tab/><text:tab/>Chat</text:p>
      <text:p text:style-name="P5"><text:tab/><text:tab/><text:tab/>api/owner/Chat/get-chats</text:p>
      <text:p text:style-name="P5"><text:tab/><text:tab/><text:tab/>api/owner/Chat/get-chats-for-menu</text:p>
      <text:p text:style-name="P5"><text:tab/><text:tab/><text:tab/>api/owner/Chat/get-chat/:id</text:p>
      <text:p text:style-name="P5"><text:tab/><text:tab/><text:tab/>api/owner/Chat/get-users-for-chat-participants</text:p>
      <text:p text:style-name="P5"><text:tab/><text:tab/>Account</text:p>
      <text:p text:style-name="P5"><text:tab/><text:tab/><text:tab/>api/owner/Account/get-account</text:p>
      <text:p text:style-name="P5"><text:tab/><text:tab/><text:tab/>api/owner/Account/get-account-edit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9T18:55:09.360304584</meta:creation-date>
    <dc:date>2023-10-30T15:22:36.789000000</dc:date>
    <meta:editing-duration>PT5H33S</meta:editing-duration>
    <meta:editing-cycles>10</meta:editing-cycles>
    <meta:generator>LibreOffice/7.4.7.2$Linux_X86_64 LibreOffice_project/40$Build-2</meta:generator>
    <meta:document-statistic meta:table-count="0" meta:image-count="0" meta:object-count="0" meta:page-count="1" meta:paragraph-count="39" meta:word-count="54" meta:character-count="1223" meta:non-whitespace-character-count="1118"/>
  </office:meta>
</office:document-meta>
</file>